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paragraph-properties fo:text-align="center" style:justify-single-word="false"/>
      <style:text-properties style:font-name="Courier New" fo:font-size="16pt" fo:font-weight="bold" style:font-size-asian="16pt" style:font-weight-asian="bold" style:font-size-complex="16pt" style:font-weight-complex="bold"/>
    </style:style>
    <style:style style:name="P3" style:family="paragraph" style:parent-style-name="Standard">
      <style:paragraph-properties fo:margin-left="0.529cm" fo:margin-right="0cm" fo:text-indent="-0.529cm" style:auto-text-indent="false">
        <style:tab-stops/>
      </style:paragraph-properties>
      <style:text-properties style:font-name="Courier New" fo:language="de" fo:country="DE"/>
    </style:style>
    <style:style style:name="P4" style:family="paragraph" style:parent-style-name="Standard">
      <style:paragraph-properties fo:margin-left="0.529cm" fo:margin-right="0cm" fo:text-align="end" style:justify-single-word="false" fo:text-indent="-0.529cm" style:auto-text-indent="false">
        <style:tab-stops/>
      </style:paragraph-properties>
      <style:text-properties style:font-name="Courier New" fo:language="de" fo:country="DE"/>
    </style:style>
    <style:style style:name="P5" style:family="paragraph" style:parent-style-name="Standard" style:list-style-name="L2">
      <style:paragraph-properties>
        <style:tab-stops/>
      </style:paragraph-properties>
      <style:text-properties style:font-name="Courier New" fo:language="en" fo:country="GB"/>
    </style:style>
    <style:style style:name="P6" style:family="paragraph" style:parent-style-name="Standard" style:list-style-name="L4">
      <style:paragraph-properties>
        <style:tab-stops/>
      </style:paragraph-properties>
      <style:text-properties style:font-name="Courier New" fo:language="en" fo:country="GB"/>
    </style:style>
    <style:style style:name="P7" style:family="paragraph" style:parent-style-name="Standard" style:list-style-name="L3">
      <style:paragraph-properties>
        <style:tab-stops/>
      </style:paragraph-properties>
      <style:text-properties style:font-name="Courier New" fo:language="de" fo:country="DE"/>
    </style:style>
    <style:style style:name="P8" style:family="paragraph" style:parent-style-name="Standard" style:list-style-name="L4">
      <style:paragraph-properties>
        <style:tab-stops/>
      </style:paragraph-properties>
      <style:text-properties style:font-name="Courier New" fo:language="de" fo:country="DE"/>
    </style:style>
    <style:style style:name="P9" style:family="paragraph" style:parent-style-name="Standard" style:list-style-name="L5">
      <style:paragraph-properties>
        <style:tab-stops/>
      </style:paragraph-properties>
      <style:text-properties style:font-name="Courier New" fo:language="de" fo:country="DE"/>
    </style:style>
    <style:style style:name="P10" style:family="paragraph" style:parent-style-name="Standard" style:list-style-name="L6">
      <style:paragraph-properties>
        <style:tab-stops/>
      </style:paragraph-properties>
      <style:text-properties style:font-name="Courier New" fo:language="de" fo:country="DE"/>
    </style:style>
    <style:style style:name="P11" style:family="paragraph" style:parent-style-name="Standard" style:list-style-name="L7">
      <style:paragraph-properties>
        <style:tab-stops/>
      </style:paragraph-properties>
      <style:text-properties style:font-name="Courier New" fo:language="de" fo:country="DE"/>
    </style:style>
    <style:style style:name="P12" style:family="paragraph" style:parent-style-name="Standard" style:list-style-name="L8">
      <style:paragraph-properties>
        <style:tab-stops/>
      </style:paragraph-properties>
      <style:text-properties style:font-name="Courier New" fo:language="de" fo:country="DE"/>
    </style:style>
    <style:style style:name="P13" style:family="paragraph" style:parent-style-name="Standard" style:list-style-name="L11">
      <style:paragraph-properties>
        <style:tab-stops/>
      </style:paragraph-properties>
      <style:text-properties style:font-name="Courier New" fo:language="de" fo:country="DE"/>
    </style:style>
    <style:style style:name="P14" style:family="paragraph" style:parent-style-name="Standard" style:list-style-name="L12">
      <style:paragraph-properties>
        <style:tab-stops/>
      </style:paragraph-properties>
      <style:text-properties style:font-name="Courier New" fo:language="de" fo:country="DE"/>
    </style:style>
    <style:style style:name="P15" style:family="paragraph" style:parent-style-name="Standard" style:list-style-name="L13">
      <style:paragraph-properties>
        <style:tab-stops/>
      </style:paragraph-properties>
      <style:text-properties style:font-name="Courier New" fo:language="de" fo:country="DE"/>
    </style:style>
    <style:style style:name="P16" style:family="paragraph" style:parent-style-name="Standard" style:list-style-name="L14">
      <style:paragraph-properties>
        <style:tab-stops/>
      </style:paragraph-properties>
      <style:text-properties style:font-name="Courier New" fo:language="de" fo:country="DE"/>
    </style:style>
    <style:style style:name="P17" style:family="paragraph" style:parent-style-name="Standard" style:list-style-name="L9">
      <style:text-properties style:font-name="Courier New" fo:language="de" fo:country="DE"/>
    </style:style>
    <style:style style:name="P18" style:family="paragraph" style:parent-style-name="Standard" style:list-style-name="L4">
      <style:paragraph-properties>
        <style:tab-stops/>
      </style:paragraph-properties>
    </style:style>
    <style:style style:name="P19" style:family="paragraph" style:parent-style-name="Standard" style:list-style-name="L5">
      <style:paragraph-properties>
        <style:tab-stops/>
      </style:paragraph-properties>
    </style:style>
    <style:style style:name="P20" style:family="paragraph" style:parent-style-name="Standard" style:list-style-name="L10">
      <style:paragraph-properties>
        <style:tab-stops/>
      </style:paragraph-properties>
    </style:style>
    <style:style style:name="P21" style:family="paragraph" style:parent-style-name="Standard" style:list-style-name="L12">
      <style:paragraph-properties>
        <style:tab-stops/>
      </style:paragraph-properties>
    </style:style>
    <style:style style:name="P22" style:family="paragraph" style:parent-style-name="Standard" style:list-style-name="L15">
      <style:paragraph-properties>
        <style:tab-stops/>
      </style:paragraph-properties>
    </style:style>
    <style:style style:name="P23" style:family="paragraph" style:parent-style-name="Standard" style:list-style-name="L15">
      <style:paragraph-properties>
        <style:tab-stops/>
      </style:paragraph-properties>
      <style:text-properties fo:language="en" fo:country="GB"/>
    </style:style>
    <style:style style:name="P24" style:family="paragraph" style:parent-style-name="Standard" style:list-style-name="L1">
      <style:paragraph-properties fo:margin-left="0.529cm" fo:margin-right="0cm" fo:text-indent="-0.529cm" style:auto-text-indent="false">
        <style:tab-stops/>
      </style:paragraph-properties>
      <style:text-properties style:font-name="Courier New"/>
    </style:style>
    <style:style style:name="P25" style:family="paragraph" style:parent-style-name="Standard" style:list-style-name="L1">
      <style:paragraph-properties fo:margin-left="0.529cm" fo:margin-right="0cm" fo:text-indent="-0.529cm" style:auto-text-indent="false">
        <style:tab-stops/>
      </style:paragraph-properties>
      <style:text-properties style:font-name="Courier New" fo:language="de" fo:country="DE"/>
    </style:style>
    <style:style style:name="P26" style:family="paragraph" style:parent-style-name="Standard" style:list-style-name="L1">
      <style:paragraph-properties fo:margin-left="0.503cm" fo:margin-right="0cm" fo:text-indent="0cm" style:auto-text-indent="false">
        <style:tab-stops>
          <style:tab-stop style:position="0.529cm"/>
        </style:tab-stops>
      </style:paragraph-properties>
      <style:text-properties style:font-name="Courier New"/>
    </style:style>
    <style:style style:name="T1" style:family="text">
      <style:text-properties style:font-name="Courier New"/>
    </style:style>
    <style:style style:name="T2" style:family="text">
      <style:text-properties style:font-name="Courier New" fo:language="de" fo:country="DE"/>
    </style:style>
    <style:style style:name="T3" style:family="text">
      <style:text-properties style:font-name="Courier New" fo:language="de" fo:country="DE" fo:font-style="italic" style:font-style-asian="italic" style:font-style-complex="italic"/>
    </style:style>
    <style:style style:name="T4" style:family="text">
      <style:text-properties style:font-name="Courier New" fo:language="en" fo:country="GB"/>
    </style:style>
    <style:style style:name="T5" style:family="text">
      <style:text-properties fo:language="en" fo:country="GB"/>
    </style:style>
    <style:style style:name="T6" style:family="text">
      <style:text-properties fo:language="de" fo:country="D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14cm" fo:text-indent="-0.635cm" fo:margin-left="7.514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799cm" fo:text-indent="-0.635cm" fo:margin-left="1.79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34cm" fo:text-indent="-0.635cm" fo:margin-left="2.43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69cm" fo:text-indent="-0.635cm" fo:margin-left="3.06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704cm" fo:text-indent="-0.635cm" fo:margin-left="3.70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39cm" fo:text-indent="-0.635cm" fo:margin-left="4.33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74cm" fo:text-indent="-0.635cm" fo:margin-left="4.97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609cm" fo:text-indent="-0.635cm" fo:margin-left="5.60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44cm" fo:text-indent="-0.635cm" fo:margin-left="6.24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79cm" fo:text-indent="-0.635cm" fo:margin-left="6.87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514cm" fo:text-indent="-0.635cm" fo:margin-left="7.51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agekatalog zur ersten AP-Schulaufgabe</text:p>
      <text:p text:style-name="P1"/>
      <text:p text:style-name="P1"/>
      <text:list xml:id="list42253283" text:style-name="L1">
        <text:list-item>
          <text:p text:style-name="P24">Was versteht man unter einer Referenz in C++?</text:p>
          <text:p text:style-name="P24">Eine Referenz ist eine Art Zeiger auf eine Variable</text:p>
        </text:list-item>
        <text:list-item>
          <text:p text:style-name="P24">Erklären Sie die Unterschiede zwischen einem C++ Pointer und <text:tab/>einer C++ Referenz</text:p>
          <text:p text:style-name="P24">Ein Pointer (Zeiger) sollte zuletzt auf NULL gesetzt werden. Referenzen können nur einmal initialisiert werden. </text:p>
        </text:list-item>
        <text:list-item>
          <text:p text:style-name="P24">Weshalb dürfen Referenzen nicht auf NULL gesetzt werden?</text:p>
          <text:p text:style-name="P24">Weil sie nur einmal initialisiert werden können. Sie wären also unveränderlich immer NULL. Sinnlos!</text:p>
        </text:list-item>
        <text:list-item>
          <text:p text:style-name="P24">Erklären Sie auf welche Weise Funktionen in C++ „indirekt“ </text:p>
          <text:list>
            <text:list-item>
              <text:list>
                <text:list-item>
                  <text:list>
                    <text:list-item>
                      <text:list>
                        <text:list-item>
                          <text:list>
                            <text:list-item>
                              <text:list>
                                <text:list-item>
                                  <text:list>
                                    <text:list-item>
                                      <text:list>
                                        <text:list-item>
                                          <text:list>
                                            <text:list-header>
                                              <text:p text:style-name="P26">mehrere Werte gleichzeitig zurückgeben können!</text:p>
                                            </text:list-header>
                                          </text:list>
                                        </text:list-item>
                                      </text:list>
                                    </text:list-item>
                                  </text:list>
                                </text:list-item>
                              </text:list>
                            </text:list-item>
                          </text:list>
                        </text:list-item>
                      </text:list>
                    </text:list-item>
                  </text:list>
                </text:list-item>
              </text:list>
            </text:list-item>
          </text:list>
          <text:p text:style-name="P24">Durch die Übergabe von Referenzen als Parameter an eine Methode</text:p>
        </text:list-item>
        <text:list-item>
          <text:p text:style-name="P24">Was versteht man in C++ unter einem Funktionstemplate?</text:p>
          <text:p text:style-name="P24">Unter einem Funktionstemplate versteht man eine Funktion, die für abstrakte Datentypen als Generierungsparameter definiert ist. </text:p>
        </text:list-item>
        <text:list-item>
          <text:p text:style-name="P24">Erläutern Sie Probleme bei der Nutzung von <text:tab/>Funktionstemplates!</text:p>
          <text:p text:style-name="P24">Es gibt Probleme bei der Homonymauflösung</text:p>
        </text:list-item>
        <text:list-item>
          <text:p text:style-name="P24">Beschreiben Sie die Vorteile von C++ Funktionstemplates!</text:p>
          <text:p text:style-name="P24">Methoden müssen nicht für jeden Datentyp einzeln implementiert werden, sie bleiben einfacher Wartbar und der Umfang des Codes (LOC) verringert sich. Außerdem findet eine charakteristische Typprüfung statt. </text:p>
        </text:list-item>
        <text:list-item>
          <text:p text:style-name="P24">Erstellen Sie ein Funktionstemplate zu folgender <text:tab/>Problembeschreibung...</text:p>
          <text:p text:style-name="P24">… </text:p>
        </text:list-item>
        <text:list-item>
          <text:p text:style-name="P24">Aus welchen drei Teilen besteht die ANSI C++ Standard <text:tab/><text:span text:style-name="T5">Template Library?</text:span></text:p>
        </text:list-item>
      </text:list>
      <text:list xml:id="list42260200" text:style-name="L2">
        <text:list-item>
          <text:p text:style-name="P5">Container </text:p>
        </text:list-item>
        <text:list-item>
          <text:p text:style-name="P5">Iteratoren</text:p>
        </text:list-item>
        <text:list-item>
          <text:p text:style-name="P5">Algorithmen</text:p>
        </text:list-item>
      </text:list>
      <text:list xml:id="list42381301" text:continue-list="list42253283" text:style-name="L1">
        <text:list-item>
          <text:p text:style-name="P25">Erklären Sie den Zweck von STL Algorithmen / Containern / <text:tab/>Iteratoren</text:p>
        </text:list-item>
      </text:list>
      <text:list xml:id="list42250006" text:style-name="L3">
        <text:list-item>
          <text:p text:style-name="P7">Container: Behälter für Programmobjekte, dynamisch erweiterbar</text:p>
        </text:list-item>
        <text:list-item>
          <text:p text:style-name="P7">Iteratoren: abstrakte Zeiger auf Elemente und Container </text:p>
        </text:list-item>
        <text:list-item>
          <text:p text:style-name="P7">Algorithmen: Folge von Abarbeitungsbefehlen zur Arbeit mit den Elementen im Container. (z.B. suchen, einfügen, ersetzen, löschen, …) </text:p>
        </text:list-item>
      </text:list>
      <text:list xml:id="list42390074" text:continue-list="list42381301" text:style-name="L1">
        <text:list-item>
          <text:p text:style-name="P25">Nennen Sie die Arten von Containern, welche in der STL <text:tab/>implementiert sind!</text:p>
        </text:list-item>
      </text:list>
      <text:list xml:id="list42234121" text:style-name="L4">
        <text:list-item>
          <text:p text:style-name="P8">Listen</text:p>
        </text:list-item>
        <text:list-item>
          <text:p text:style-name="P8">Sets</text:p>
        </text:list-item>
        <text:list-item>
          <text:p text:style-name="P6">Maps</text:p>
        </text:list-item>
        <text:list-item>
          <text:p text:style-name="P18"><text:span text:style-name="T2">Adapter (</text:span><text:span text:style-name="T4">Queue</text:span><text:span text:style-name="T2">, Stack)</text:span></text:p>
        </text:list-item>
      </text:list>
      <text:list xml:id="list42402978" text:continue-list="list42390074" text:style-name="L1">
        <text:list-item>
          <text:p text:style-name="P25"><text:soft-page-break/>Beschreiben Sie die grundsätzliche Funktion der in C++ <text:tab/>implementierten Container List, Set, <text:span text:style-name="T5">Map, Queue</text:span> und / oder <text:tab/>Stack</text:p>
        </text:list-item>
      </text:list>
      <text:list xml:id="list42252587" text:style-name="L5">
        <text:list-item>
          <text:p text:style-name="P9">List: Geordnetes Speichern von Elementen in einer Liste</text:p>
        </text:list-item>
        <text:list-item>
          <text:p text:style-name="P9">Set: Doppelte Einträge sind verboten. Elemente werden als </text:p>
          <text:list>
            <text:list-item>
              <text:list>
                <text:list-header>
                  <text:p text:style-name="P9">Schlüssel gespeichert</text:p>
                </text:list-header>
              </text:list>
            </text:list-item>
          </text:list>
        </text:list-item>
        <text:list-item>
          <text:p text:style-name="P19"><text:span text:style-name="T4">Map</text:span><text:span text:style-name="T2">: Speicherung als Schlüssel-Daten-Paar. </text:span></text:p>
        </text:list-item>
        <text:list-item>
          <text:p text:style-name="P19"><text:span text:style-name="T4">Queue</text:span><text:span text:style-name="T2">: FIFO- Prinzip. Elemente, die zuerst gespeichert wurden, werden zuerst herausgenommen</text:span></text:p>
        </text:list-item>
        <text:list-item>
          <text:p text:style-name="P9">Stack: FILO- Prinzip. Elemente, die zuerst gespeichert wurden, werden zuletzt herausgenommen</text:p>
        </text:list-item>
      </text:list>
      <text:list xml:id="list42398145" text:continue-list="list42402978" text:style-name="L1">
        <text:list-item>
          <text:p text:style-name="P25">Definieren Sie z.B. einen <text:span text:style-name="T5">list / vector</text:span> – Container, der <text:tab/>Zeiger auf <text:span text:style-name="T5">double</text:span> Werte speichern kann! Fügen Sie dem <text:tab/>Container zwei Werte am Anfang hinzu!</text:p>
          <text:p text:style-name="P25">… </text:p>
        </text:list-item>
        <text:list-item>
          <text:p text:style-name="P25">Lesen Sie alle Werte aus einem Container über einen Iterator <text:tab/>aus!</text:p>
          <text:p text:style-name="P25">… </text:p>
        </text:list-item>
        <text:list-item>
          <text:p text:style-name="P25">Erläutern Sie die Begriffe Kapselung, Verbergen von Daten, <text:tab/>Vererbung und Polymorphie anhand eines Beispiels!</text:p>
        </text:list-item>
      </text:list>
      <text:list xml:id="list42249865" text:style-name="L6">
        <text:list-item>
          <text:p text:style-name="P10">Kapselung: Verbergen von Daten, Beschränkung des Zugriffs</text:p>
        </text:list-item>
        <text:list-item>
          <text:p text:style-name="P10">Vererbung: Spezialisierung, es entsteht eine „Ist-ein-Beziehung“</text:p>
        </text:list-item>
        <text:list-item>
          <text:p text:style-name="P10">Polymorphie: Verwendung von gleichnamigen Methoden in verschiedenen Kontexten</text:p>
        </text:list-item>
      </text:list>
      <text:list xml:id="list42397073" text:continue-list="list42398145" text:style-name="L1">
        <text:list-item>
          <text:p text:style-name="P25">Erklären Sie den Unterschied zwischen Klasse und Objekt!</text:p>
          <text:p text:style-name="P25">Eine Klasse definiert einen Bauplan für ein davon initiiertes Objekt. Ein Objekt ist eine Instanz einer Klasse. </text:p>
        </text:list-item>
        <text:list-item>
          <text:p text:style-name="P25">Was versteht man unter </text:p>
          <text:list>
            <text:list-item>
              <text:p text:style-name="P25">einem Attribut?</text:p>
              <text:p text:style-name="P25">Die Eigenschaft einer Klasse bzw. eines Objekts</text:p>
            </text:list-item>
            <text:list-item>
              <text:p text:style-name="P25">einer Methode?</text:p>
              <text:p text:style-name="P25">Eine Funktion einer Klasse bzw. eines Objekts. Kann beliebig oft aufgerufen werden. </text:p>
            </text:list-item>
            <text:list-item>
              <text:p text:style-name="P25">einer Instanz?</text:p>
              <text:p text:style-name="P25">Initiierung einer Klasse. </text:p>
            </text:list-item>
          </text:list>
        </text:list-item>
        <text:list-item>
          <text:p text:style-name="P25">Welche Eigenschaften und Methoden kann z.B. eine Klasse <text:tab/>Bankkonto besitzen? (je drei Eigenschaften und Methoden)</text:p>
        </text:list-item>
      </text:list>
      <text:list xml:id="list42253852" text:style-name="L7">
        <text:list-item>
          <text:p text:style-name="P11">Eigenschaften:</text:p>
          <text:list>
            <text:list-item>
              <text:p text:style-name="P11">Kontonummer</text:p>
            </text:list-item>
            <text:list-item>
              <text:p text:style-name="P11">Guthaben</text:p>
            </text:list-item>
            <text:list-item>
              <text:p text:style-name="P11">Kontoinhaber</text:p>
            </text:list-item>
          </text:list>
        </text:list-item>
        <text:list-item>
          <text:p text:style-name="P11">Methoden</text:p>
          <text:list>
            <text:list-item>
              <text:p text:style-name="P11">GeldAuszahlen()</text:p>
            </text:list-item>
            <text:list-item>
              <text:p text:style-name="P11">KontostandAnzeigen()</text:p>
            </text:list-item>
            <text:list-item>
              <text:p text:style-name="P11">GeldEinzahlen()</text:p>
            </text:list-item>
          </text:list>
        </text:list-item>
      </text:list>
      <text:list xml:id="list42401805" text:continue-list="list42397073" text:style-name="L1">
        <text:list-item>
          <text:p text:style-name="P25">Nennen Sie vier Zyklen eines objektorientierten Projekts!</text:p>
        </text:list-item>
      </text:list>
      <text:list xml:id="list42235284" text:style-name="L8">
        <text:list-item>
          <text:p text:style-name="P12">Analyse</text:p>
        </text:list-item>
        <text:list-item>
          <text:p text:style-name="P12"><text:soft-page-break/>Design</text:p>
        </text:list-item>
        <text:list-item>
          <text:p text:style-name="P12">Realisierung</text:p>
        </text:list-item>
        <text:list-item>
          <text:p text:style-name="P12">Einsatz</text:p>
        </text:list-item>
      </text:list>
      <text:list xml:id="list42403986" text:continue-list="list42401805" text:style-name="L1">
        <text:list-item>
          <text:p text:style-name="P25">Beschreiben Sie den Ablauf eines objektorientiert <text:tab/>durchgeführten Projekts</text:p>
          <text:p text:style-name="P25">Zunächst muss die Problemstellung analysiert werden. Der Entwickler muss erfahren, was der Auftraggeber eigentlich will. Anschließend muss das Design der Software erstellt werden. Danach erfolgt die Realisierung mit der Implementierung. Beim Einsatz der neuen Software müssen die Anwender geschult werden und eventuell auftretende Bugs dokumentiert werden. Die vier Phasen beginnen erneut. Dieses Vorgang wiederholt sich immer wieder. </text:p>
        </text:list-item>
        <text:list-item>
          <text:p text:style-name="P25">Beschreiben Sie die Prozesse bei der Analyse eines <text:tab/>objektorientierten Projekts</text:p>
          <text:p text:style-name="P25">Eine Ist-Soll-Analyse muss durchgeführt werden. Im einem Lastenheft wird festgehalten, was der Auftraggeber will. Das Lastenheft gilt als eine Art Vertrag zwischen Auftraggeber und Entwickler. Das Lastenheft wird in der Regel immer wieder angepasst. </text:p>
        </text:list-item>
        <text:list-item>
          <text:p text:style-name="P25">Erklären Sie den Unterschied zwischen Basis-, statischem und <text:tab/>dynamischen Modell beim Design eines objektorientierten <text:tab/>Projekts!</text:p>
          <text:p text:style-name="P25">Das Basismodell beschreibt, welche Klassen benötigt werden. </text:p>
          <text:p text:style-name="P25">Im statischen Modell werden die Beziehungen zwischen den Klassen festgehalten. </text:p>
          <text:p text:style-name="P25">Das dynamische Modell beschreibt die Beziehungen zur Laufzeit. </text:p>
        </text:list-item>
        <text:list-item>
          <text:p text:style-name="P25">Erläutern Sie die Prozesse bei der Realisierung eines <text:tab/>objektorientierten Projekts!</text:p>
        </text:list-item>
      </text:list>
      <text:list xml:id="list42253586" text:style-name="L9">
        <text:list-item>
          <text:p text:style-name="P17">Kodierung: Sollte in einer objektorientierten Sprache <text:tab/><text:tab/><text:tab/><text:tab/> erfolgen, da der Entwurfsansatz so direkt </text:p>
          <text:list>
            <text:list-item>
              <text:list>
                <text:list-item>
                  <text:list>
                    <text:list-item>
                      <text:list>
                        <text:list-header>
                          <text:p text:style-name="P17"><text:s/>programmiertechnisch umsetzbar ist</text:p>
                        </text:list-header>
                      </text:list>
                    </text:list-item>
                  </text:list>
                </text:list-item>
              </text:list>
            </text:list-item>
          </text:list>
        </text:list-item>
        <text:list-item>
          <text:p text:style-name="P17">Test: Kontrolle, ob Ergebnisse der Designphase entsprechend </text:p>
          <text:list>
            <text:list-item>
              <text:list>
                <text:list-header>
                  <text:p text:style-name="P17"><text:s/>umgesetzt wurden. </text:p>
                </text:list-header>
              </text:list>
            </text:list-item>
          </text:list>
        </text:list-item>
      </text:list>
      <text:list xml:id="list42400275" text:continue-list="list42403986" text:style-name="L1">
        <text:list-item>
          <text:p text:style-name="P25">Beschreiben Sie die Abläufe beim Einsatz eines <text:tab/>objektorientierten Projekts</text:p>
        </text:list-item>
      </text:list>
      <text:list xml:id="list42236818" text:style-name="L10">
        <text:list-item>
          <text:p text:style-name="P20"><text:span text:style-name="T3">Installation</text:span><text:span text:style-name="T2"> auf produktiver Umgebung</text:span></text:p>
        </text:list-item>
        <text:list-item>
          <text:p text:style-name="P20"><text:span text:style-name="T3">Schulung</text:span><text:span text:style-name="T2"> der Anwender</text:span></text:p>
        </text:list-item>
        <text:list-item>
          <text:p text:style-name="P20"><text:span text:style-name="T3">Review</text:span><text:span text:style-name="T2"> zum Vergleich des Endprodukts mit dem geplanten Produkt. </text:span></text:p>
        </text:list-item>
      </text:list>
      <text:list xml:id="list42394518" text:continue-list="list42400275" text:style-name="L1">
        <text:list-item>
          <text:p text:style-name="P25">Erklären Sie, weshalb die Zyklen bei der OOP mehrmals <text:tab/>durchlaufen werden</text:p>
          <text:p text:style-name="P25">Nach jedem Durchlauf aller Phasen nähert man sich dem Endprodukt näher. Erst wenn dieses erreicht ist, müssen die Zyklen nicht mehr durchlaufen werden. </text:p>
        </text:list-item>
        <text:list-item>
          <text:p text:style-name="P25">Welche Vorteile bringt das Spiralmodell mit sich?</text:p>
          <text:p text:style-name="P25">Man erhält relativ schnell eine erste Version des Produkts. Beim Einsatz kann der Kunde unmittelbar prüfen, ob alles zu seiner Zufriedenheit implementiert wurde. Sollte dies nicht der Fall sein, gibt er dies an die Entwickler weiter. Entwickler und Kunde arbeiten eng zusammen. </text:p>
        </text:list-item>
        <text:list-item>
          <text:p text:style-name="P25"><text:soft-page-break/>Warum wird bei der OOP auf das Design besonderes Augenmerk <text:tab/>gelegt</text:p>
          <text:p text:style-name="P25">Nach dem Design ist die größte Denkarbeit schon geschafft. Die UML stellt in der OOP die reale Welt einfach dar. Sie muss dann „nur“ noch implementiert werden. </text:p>
        </text:list-item>
        <text:list-item>
          <text:p text:style-name="P25">Vergleichen Sie den Entwurf eines strukturierten <text:tab/>Softwareprojekts mit dem eines objektorientierten Objekts</text:p>
          <text:p text:style-name="P25">???</text:p>
        </text:list-item>
        <text:list-item>
          <text:p text:style-name="P25">Was versteht man unter einem Anwendungsfall?</text:p>
          <text:p text:style-name="P25">Ein Anwendungsfall stellt ein System aus der Perspektive des Kunden her. </text:p>
        </text:list-item>
        <text:list-item>
          <text:p text:style-name="P25">Beschreiben Sie die Symbolik des Anwendungsfallmodells!</text:p>
          <text:p text:style-name="P25">Strichmännchen symbolisieren die Akteure. In einem System werden die Anwendungsfälle beschrieben. Striche stehen für die Beziehungen zwischen Akteuren und Anwendungsfällen. </text:p>
        </text:list-item>
        <text:list-item>
          <text:p text:style-name="P25">Erläutern Sie die Bedeutung von Akteuren!</text:p>
          <text:p text:style-name="P25">Akteure sind die Anwender der Systems. Dabei handelt es sich um Hardware aus Sicht des Kunden und um Objekte aus Sicht des Entwicklers. </text:p>
        </text:list-item>
        <text:list-item>
          <text:p text:style-name="P24"><text:span text:style-name="T6">Wozu benötigt man die &lt;&lt;</text:span><text:span text:style-name="T5">include</text:span><text:span text:style-name="T6">&gt;&gt;-Beziehung bei <text:tab/>Anwendungsfallmodellen</text:span></text:p>
          <text:p text:style-name="P24"><text:span text:style-name="T5">Includes</text:span><text:span text:style-name="T6"> werden verwendet, wenn ein Anwendungsfall einen anderen Anwendungsfall enthält. </text:span></text:p>
        </text:list-item>
        <text:list-item>
          <text:p text:style-name="P24"><text:span text:style-name="T6">Beschreiben Sie den Unterschied zwischen der &lt;&lt;</text:span><text:span text:style-name="T5">include</text:span><text:span text:style-name="T6">&gt;&gt;- und <text:tab/>der &lt;&lt;</text:span><text:span text:style-name="T5">extend</text:span><text:span text:style-name="T6">&gt;&gt;-Beziehung!</text:span></text:p>
          <text:p text:style-name="P24"><text:span text:style-name="T6">Beim </text:span><text:span text:style-name="T5">Include</text:span><text:span text:style-name="T6"> enthält ein Anwendungsfall einen anderen Anwendungsfall. Beim </text:span><text:span text:style-name="T5">Extend</text:span><text:span text:style-name="T6"> wird ein Anwendungsfall durch einen anderen Anwendungsfall erweitert. </text:span></text:p>
        </text:list-item>
        <text:list-item>
          <text:p text:style-name="P24"><text:span text:style-name="T6">Erklären Sie den Begriff „</text:span><text:span text:style-name="T5">extension point“!</text:span></text:p>
          <text:p text:style-name="P25">Genau in diesem Punkt wird ein Anwendungsfall durch einen anderen erweitert. </text:p>
        </text:list-item>
        <text:list-item>
          <text:p text:style-name="P25">Vergleichen Sie das Konzept der Vererbung bei Klassen, mit <text:tab/>dem bei Anwendungsfällen</text:p>
          <text:p text:style-name="P25">Die Vererbungsbeziehung ist bei Klassen und Anwendungsfällen die gleiche. </text:p>
        </text:list-item>
        <text:list-item>
          <text:p text:style-name="P25">Welche Vorteile bietet die Darstellung von Anwendungsfällen <text:tab/>beim Softwareentwurf?</text:p>
          <text:p text:style-name="P25">Sie stellt das System aus der Sicht des Kunden dar. Bei Gesprächen zwischen Entwickler und Kunden ist diese Darstellung sehr vorteilhaft. </text:p>
        </text:list-item>
        <text:list-item>
          <text:p text:style-name="P25">Erstellen Sie ein Anwendungsfallmodell für folgende <text:tab/>Problembeschreibung … </text:p>
          <text:p text:style-name="P25">… </text:p>
        </text:list-item>
        <text:list-item>
          <text:p text:style-name="P25">Erläutern Sie die Aussage des folgenden Klassendiagramms / <text:tab/>Objektdiagramms nach UML! …</text:p>
          <text:p text:style-name="P25">… </text:p>
        </text:list-item>
        <text:list-item>
          <text:p text:style-name="P25">Beschreiben Sie die Beziehung zwischen Klassen, die durch <text:tab/>Vererbung entsteht</text:p>
          <text:p text:style-name="P25">Es entsteht eine „Ist-ein-Beziehung“. Ein Objekt der Subklasse ist ein Objekt der Oberklasse. Das Objekt der Subklasse ist eine Spezialisierung. </text:p>
        </text:list-item>
        <text:list-item>
          <text:p text:style-name="P25"><text:soft-page-break/>Was versteht man unter einer abstrakten Klasse?</text:p>
          <text:p text:style-name="P25">Eine Klasse, in der nicht alle Methoden vollständig implementiert sind. Mindestens eine Methode muss abstrakt sein. Das heißt, dass diese von einer Subklasse implementiert werden muss. </text:p>
        </text:list-item>
        <text:list-item>
          <text:p text:style-name="P25">Erklären Sie den Unterschied zwischen einer Interface-Klasse <text:tab/>und einer abstrakten Klasse </text:p>
          <text:p text:style-name="P25">Klassen, die ein Interface implementieren, müssen alle Methoden des Interfaces überschreiben. </text:p>
          <text:p text:style-name="P25">Abstrakte Klassen implementieren manche Methoden aus, mindestens eine Methode ist abstrakt. </text:p>
          <text:p text:style-name="P25">Abstrakte Klassen können initiiert werden, Interfaces nicht. </text:p>
        </text:list-item>
        <text:list-item>
          <text:p text:style-name="P25">Wie werden abstrakte Klassen/ Interface Klassen in C++ <text:tab/>erstellt</text:p>
          <text:p text:style-name="P25">In Interfaces werden ALLE Methoden als <text:span text:style-name="T5">virtual</text:span> deklariert. In abstrakten Klassen wird mindestens eine Methode als <text:span text:style-name="T5">virtual</text:span> deklariert. </text:p>
        </text:list-item>
        <text:list-item>
          <text:p text:style-name="P25">Nennen Sie … mögliche Assoziationen aus dem <text:tab/>objektorientierten Entwurf und geben Sie je ein Beispiel dazu <text:tab/>an!</text:p>
          <text:p text:style-name="P25">… </text:p>
        </text:list-item>
        <text:list-item>
          <text:p text:style-name="P25">Erklären Sie den Unterschied zwischen einer Aggregation und <text:tab/>einer Komposition!</text:p>
        </text:list-item>
      </text:list>
      <text:list xml:id="list42247456" text:style-name="L11">
        <text:list-item>
          <text:p text:style-name="P13">Aggregation: Ist-Teil-Von-Beziehung. Eine Klasse ist Teil einer anderen Klasse. Sie kann aber unabhängig von der anderen Klasse existieren. </text:p>
        </text:list-item>
        <text:list-item>
          <text:p text:style-name="P13">Komposition: Verwendet-Beziehung. Eine Klasse ist Teil einer anderen Klasse. Sie kann aber nicht existieren, wenn die andere Klasse nicht existiert. </text:p>
        </text:list-item>
      </text:list>
      <text:list xml:id="list42372972" text:continue-list="list42394518" text:style-name="L1">
        <text:list-item>
          <text:p text:style-name="P25">Was versteht man unter einer Abhängigkeit?</text:p>
          <text:p text:style-name="P25">Eine „Wer-kennt-wen“-Beziehung. Die abhängige Klasse kennt die Unabhängige. Die Unabhängige jedoch nicht die Abhängige. Abhängigkeiten gibt es nicht nur zwischen Klassen. </text:p>
        </text:list-item>
        <text:list-item>
          <text:p text:style-name="P24"><text:span text:style-name="T6">Erläutern Sie die &lt;&lt;</text:span><text:span text:style-name="T5">use</text:span><text:span text:style-name="T6">&gt;&gt;-Abhängigkeit zwischen zwei Klassen <text:tab/>anhand eines Beispiels!</text:span></text:p>
          <text:p text:style-name="P24"><text:span text:style-name="T6">Die abhängige Klasse verwendet die unabhängige Klasse. Beispiel: Ein </text:span><text:span text:style-name="T5">Thin</text:span><text:span text:style-name="T6">-Client verwendet die Prozessorleistung des Servers. </text:span></text:p>
        </text:list-item>
        <text:list-item>
          <text:p text:style-name="P24"><text:span text:style-name="T6">Beschreiben Sie die Rollen von Client und ein </text:span><text:span text:style-name="T5">Supplier</text:span><text:span text:style-name="T6"> bei <text:tab/>der Abhängigkeitsbeziehung</text:span></text:p>
          <text:p text:style-name="P24"><text:span text:style-name="T6">Der Client beschreibt die abhängige Klasse. Er ist abhängig vom </text:span><text:span text:style-name="T5">Supplier</text:span><text:span text:style-name="T6">, der unabhängigen Klasse. </text:span></text:p>
        </text:list-item>
        <text:list-item>
          <text:p text:style-name="P25">Was versteht man unter einer Assoziationsklasse?</text:p>
          <text:p text:style-name="P25">Eine Assoziationsklasse beschreibt die Beziehung zwischen zwei Klassen. </text:p>
        </text:list-item>
        <text:list-item>
          <text:p text:style-name="P25">Zeichnen Sie ein Klassendiagramm / Objektdiagramm nach UML, <text:tab/>das die folgende Situation beschreibt … </text:p>
          <text:p text:style-name="P25">… </text:p>
        </text:list-item>
        <text:list-item>
          <text:p text:style-name="P24"><text:span text:style-name="T6">Erläutern Sie die Unterschiede der Schutzattribute </text:span><text:span text:style-name="T5">public</text:span><text:span text:style-name="T6">, <text:tab/></text:span><text:span text:style-name="T5">protected</text:span><text:span text:style-name="T6"> und private!</text:span></text:p>
        </text:list-item>
      </text:list>
      <text:list xml:id="list42257812" text:style-name="L12">
        <text:list-item>
          <text:p text:style-name="P21"><text:span text:style-name="T4">Public</text:span><text:span text:style-name="T2">: Attribut ist für alle sichtbar, kann von jeder anderen Klasse verwendet und geändert werden. </text:span></text:p>
        </text:list-item>
        <text:list-item>
          <text:p text:style-name="P21"><text:soft-page-break/><text:span text:style-name="T4">Protected</text:span><text:span text:style-name="T2">: Attribut kann nur von abgeleiteten Klassen verwendet werden. </text:span></text:p>
        </text:list-item>
        <text:list-item>
          <text:p text:style-name="P14">Private: Attribut kann nur innerhalb der eigenen Klasse verwendet werden. </text:p>
        </text:list-item>
      </text:list>
      <text:list xml:id="list42380169" text:continue-list="list42372972" text:style-name="L1">
        <text:list-item>
          <text:p text:style-name="P25">Implementieren Sie die Klassendefinitionen in C++ zu <text:tab/>folgenden Klassendiagrammen nach UML … </text:p>
          <text:p text:style-name="P25">… </text:p>
        </text:list-item>
        <text:list-item>
          <text:p text:style-name="P25">Welchem Zweck dient ein Zustandsdiagramm / Aktivitätsdiagramm <text:tab/>/ Kommunikationsdiagramm / Sequenzdiagramm / Timingdiagramm?</text:p>
        </text:list-item>
      </text:list>
      <text:list xml:id="list42248284" text:style-name="L13">
        <text:list-item>
          <text:p text:style-name="P15">Ein Zustandsdiagramm beschreibt die Zustände, die ein Objekt annehmen kann, sowie die Übergänge zwischen den Zuständen. </text:p>
        </text:list-item>
        <text:list-item>
          <text:p text:style-name="P15">Ein Aktivitätsdiagramm beschreibt die Aktivitäten eines Systems in Abhängigkeit von den Zuständen. </text:p>
        </text:list-item>
        <text:list-item>
          <text:p text:style-name="P15">Ein Kommunikationsdiagramm beschreibt die Zusammenarbeit zwischen den Objekten. </text:p>
        </text:list-item>
        <text:list-item>
          <text:p text:style-name="P15">Ein Sequenzdiagramm beschreibt den zeitlichen Ablauf eines Systems sowie den Nachrichtenverlauf zwischen den Objekten. </text:p>
        </text:list-item>
        <text:list-item>
          <text:p text:style-name="P15">Timingdiagramme zeigen den zeitlichen Kontext, in dem sich die Zustände der beteiligten Objekte ändern. </text:p>
        </text:list-item>
      </text:list>
      <text:list xml:id="list42380904" text:continue-list="list42380169" text:style-name="L1">
        <text:list-item>
          <text:p text:style-name="P25">Weshalb verwendet man in der objektorientierten <text:tab/>Programmierung keine Struktogramme zur Darstellung des <text:tab/>Programmablaufs?</text:p>
          <text:p text:style-name="P25">Struktogramme arbeiten nicht objektorientiert sondern sequenziell. </text:p>
        </text:list-item>
        <text:list-item>
          <text:p text:style-name="P25">Worin unterscheiden sich Kommunikationsdiagramme von <text:tab/>Sequenzdiagrammen?</text:p>
          <text:p text:style-name="P25">Im Kommunikationsdiagramm sind die Nachrichten zwischen den Objekten durchnummeriert. Im Sequenzdiagramm wird die Lebensdauer der beteiligten Objekte genauer beschrieben. </text:p>
        </text:list-item>
        <text:list-item>
          <text:p text:style-name="P25">Was versteht man unter dem „Tokenprinzip“ bei <text:tab/>Aktivitätsdiagrammen?</text:p>
          <text:p text:style-name="P25">Es kann immer nur ein Pfad mit einem Token durchlaufen werden. </text:p>
        </text:list-item>
        <text:list-item>
          <text:p text:style-name="P25">Erläutern Sie das Konzept der Partitionen beim <text:tab/>Aktivitätsdiagramm</text:p>
          <text:p text:style-name="P25">Innerhalb von Partitionen wird dargestellt, wer für welche Aktion verantwortlich ist. </text:p>
        </text:list-item>
        <text:list-item>
          <text:p text:style-name="P25">Welche Diagramme der UML zählen zu den <text:tab/>Interaktionsdiagrammen?</text:p>
        </text:list-item>
      </text:list>
      <text:list xml:id="list42242386" text:style-name="L14">
        <text:list-item>
          <text:p text:style-name="P16">Sequenzdiagramme </text:p>
        </text:list-item>
        <text:list-item>
          <text:p text:style-name="P16">Kommunikationsdiagramme</text:p>
        </text:list-item>
        <text:list-item>
          <text:p text:style-name="P16">Timingdiagramme </text:p>
        </text:list-item>
      </text:list>
      <text:list xml:id="list42384998" text:continue-list="list42380904" text:style-name="L1">
        <text:list-item>
          <text:p text:style-name="P25">Unter welchen Umständen setzt man <text:tab/>Interaktionsübersichtsdiagramme in der UML ein?</text:p>
          <text:p text:style-name="P25">Zur Darstellung von größeren Zusammenhängen</text:p>
        </text:list-item>
        <text:list-item>
          <text:p text:style-name="P25">Erläutern Sie die Bedeutung der dynamischen Modellierung für <text:tab/>die objektorientierte Programmentwicklung!</text:p>
          <text:p text:style-name="P25">Statische Modelle können nur Beziehungen zwischen Klassen darstellen. Dynamische Modelle beschreiben Beziehungen zur Laufzeit. </text:p>
          <text:p text:style-name="P25"/>
        </text:list-item>
        <text:list-item>
          <text:p text:style-name="P25"><text:soft-page-break/>Erstellen Sie ein Zustandsdiagramm / Aktivitätsdiagramm / <text:tab/>Kommunikationsdiagramm / Sequenzdiagramm zu folgender <text:tab/>Problembeschreibung …</text:p>
          <text:p text:style-name="P25">… </text:p>
        </text:list-item>
        <text:list-item>
          <text:p text:style-name="P25">Erstellen Sie den C++ Quelltext zu folgendem Zustandsdiagramm <text:tab/>/ Aktivitätsdiagramm / Kollaborationsdiagramm / <text:tab/>Sequenzdiagramm zu folgender Beschreibung … </text:p>
          <text:p text:style-name="P25">… </text:p>
        </text:list-item>
        <text:list-item>
          <text:p text:style-name="P25">Nennen Sie die beiden UML Modellelemente des <text:tab/>Komponentendiagramms</text:p>
          <text:p text:style-name="P25">Komponenten und Artefakte</text:p>
        </text:list-item>
        <text:list-item>
          <text:p text:style-name="P25">Erklären Sie den Unterschied zwischen einer Komponente und <text:tab/>einem Artefakt!</text:p>
          <text:p text:style-name="P25">Komponenten stellen einen modularen Teil eines Systems dar. </text:p>
          <text:p text:style-name="P25">Artefakte sind physische Informationseinheiten. </text:p>
        </text:list-item>
        <text:list-item>
          <text:p text:style-name="P25">Erläutern Sie drei gebräuchliche Stereotypen von Artefakten!</text:p>
        </text:list-item>
      </text:list>
      <text:list xml:id="list42285549" text:style-name="L15">
        <text:list-item>
          <text:p text:style-name="P22"><text:span text:style-name="T2">File</text:span></text:p>
        </text:list-item>
        <text:list-item>
          <text:p text:style-name="P23"><text:span text:style-name="T1">document</text:span></text:p>
        </text:list-item>
        <text:list-item>
          <text:p text:style-name="P23"><text:span text:style-name="T1">executable</text:span></text:p>
        </text:list-item>
      </text:list>
      <text:list xml:id="list42379789" text:continue-list="list42384998" text:style-name="L1">
        <text:list-item>
          <text:p text:style-name="P25">Was versteht man unter einem „Subsystem“?</text:p>
          <text:p text:style-name="P25">Ein Teilsystem des übergeordneten Systems. </text:p>
        </text:list-item>
        <text:list-item>
          <text:p text:style-name="P25">Auf welche Weise werden Schnittstellen symbolisiert?</text:p>
          <text:p text:style-name="P25">Durch einen Kreis. </text:p>
        </text:list-item>
        <text:list-item>
          <text:p text:style-name="P25">Erläutern Sie die Bedeutung von Komponenten hinsichtlich der Wiederverwendbarkeit von Software!</text:p>
          <text:p text:style-name="P25">Über Schnittstellen können Komponenten auch von anderen Systemen verwendet werden. </text:p>
        </text:list-item>
        <text:list-item>
          <text:p text:style-name="P25">Erstellen Sie ein Komponentendiagramm / Verteilungsdiagramm <text:tab/>zu folgender Problembeschreibung …</text:p>
          <text:p text:style-name="P25">… </text:p>
        </text:list-item>
      </text:list>
      <text:p text:style-name="P3"/>
      <text:p text:style-name="P4">Viel Erfolg beim Lerne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text-properties style:font-name="Courier New"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Strasser</meta:initial-creator>
    <meta:creation-date>2010-03-09T18:33:48.98</meta:creation-date>
    <dc:date>2010-04-28T22:27:23.67</dc:date>
    <dc:creator>Martin Strasser</dc:creator>
    <meta:editing-duration>PT13H50M07S</meta:editing-duration>
    <meta:editing-cycles>33</meta:editing-cycles>
    <meta:generator>OpenOffice.org/3.2$Win32 OpenOffice.org_project/320m12$Build-9483</meta:generator>
    <meta:document-statistic meta:table-count="0" meta:image-count="0" meta:object-count="0" meta:page-count="7" meta:paragraph-count="189" meta:word-count="1859" meta:character-count="13639"/>
  </office:meta>
</office:document-meta>
</file>